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#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#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#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#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1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#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#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#event]!:uuid:8294</text:span></text:p>
          </draw:text-box>
        </draw:frame>
      </draw:page>
      <draw:page draw:name="page4" draw:style-name="dp1" draw:master-page-name="Default">
        <draw:custom-shape draw:style-name="gr16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 text:style-name="P5"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 text:style-name="P5"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 text:style-name="P5"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 text:style-name="P5"><text:span text:style-name="T3">=alice</text:span></text:p>
          </draw:text-box>
        </draw:frame>
        <draw:custom-shape draw:style-name="gr17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 text:style-name="P5"><text:span text:style-name="T3">@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 text:style-name="P5"><text:span text:style-name="T2">=alice[#event]@0</text:span></text:p>
          </draw:text-box>
        </draw:frame>
        <draw:custom-shape draw:style-name="gr17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17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 text:style-name="P5"><text:span text:style-name="T3">@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 text:style-name="P5"><text:span text:style-name="T3">@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 text:style-name="P5"><text:span text:style-name="T2">=alice[#event]@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 text:style-name="P5"><text:span text:style-name="T2">=alice[#event]@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21" draw:start-glue-point="8" draw:end-shape="id22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#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21" draw:start-glue-point="8" draw:end-shape="id23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21" draw:start-glue-point="8" draw:end-shape="id24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#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#email&gt;]&lt;!:uuid:8829&gt;</text:span></text:p>
          </draw:text-box>
        </draw:frame>
        <draw:custom-shape draw:style-name="gr3" draw:text-style-name="P1" xml:id="id22" draw:id="id22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3" draw:id="id23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4" draw:id="id24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3cm" svg:y2="11.188cm" draw:start-shape="id27" draw:start-glue-point="8" draw:end-shape="id28" draw:end-glue-point="5" svg:d="m6212 8425c0 1842 833 2763 2501 2763" svg:viewBox="0 0 2502 2764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&lt;@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><text:span text:style-name="T2">=alice[&lt;#email&gt;]&lt;@0&gt;</text:span></text:p>
          </draw:text-box>
        </draw:frame>
        <draw:connector draw:style-name="gr5" draw:text-style-name="P1" draw:layer="layout" draw:type="curve" svg:x1="6.212cm" svg:y1="8.425cm" svg:x2="8.713cm" svg:y2="14.897cm" draw:start-shape="id27" draw:start-glue-point="8" draw:end-shape="id29" draw:end-glue-point="5" svg:d="m6212 8425c0 4315 833 6472 2501 6472" svg:viewBox="0 0 2502 6473">
          <text:p/>
        </draw:connector>
        <draw:connector draw:style-name="gr5" draw:text-style-name="P1" draw:layer="layout" draw:type="curve" svg:x1="6.212cm" svg:y1="8.425cm" svg:x2="8.713cm" svg:y2="18.707cm" draw:start-shape="id27" draw:start-glue-point="8" draw:end-shape="id30" draw:end-glue-point="5" svg:d="m6212 8425c0 6855 833 10282 2501 10282" svg:viewBox="0 0 2502 10283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&lt;@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&lt;@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><text:span text:style-name="T2">=alice[&lt;#email&gt;]&lt;@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><text:span text:style-name="T2">=alice[&lt;#email&gt;]&lt;@2&gt;</text:span></text:p>
          </draw:text-box>
        </draw:frame>
        <draw:custom-shape draw:style-name="gr3" draw:text-style-name="P1" xml:id="id28" draw:id="id28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9" draw:id="id29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0" draw:id="id30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frame draw:style-name="gr18" draw:text-style-name="P6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3-31T15:41:17.349285934</dc:date>
    <meta:editing-duration>PT17H31M39S</meta:editing-duration>
    <meta:editing-cycles>60</meta:editing-cycles>
    <meta:generator>LibreOffice/4.1.5.3$Linux_X86_64 LibreOffice_project/410m0$Build-3</meta:generator>
    <meta:document-statistic meta:object-count="129"/>
  </office:meta>
</office:document-meta>
</file>